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fo:margin-left="2.175cm" fo:margin-right="2.298cm" table:align="margins"/>
    </style:style>
    <style:style style:name="表1.A" style:family="table-column">
      <style:table-column-properties style:rel-column-width="23026*"/>
    </style:style>
    <style:style style:name="表1.B" style:family="table-column">
      <style:table-column-properties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6f5b1" style:font-name-asian="ＭＳ 明朝1" style:font-size-asian="10.5pt" style:font-size-complex="10.5pt"/>
    </style:style>
    <style:style style:name="P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85065" style:font-name-asian="ＭＳ 明朝1" style:font-size-asian="10.5pt" style:font-size-complex="10.5pt"/>
    </style:style>
    <style:style style:name="P8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ae629" style:font-name-asian="ＭＳ 明朝1" style:font-size-asian="10.5pt" style:font-size-complex="10.5pt"/>
    </style:style>
    <style:style style:name="P9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e2339" style:font-name-asian="ＭＳ 明朝1" style:font-size-asian="10.5pt" style:font-size-complex="10.5pt"/>
    </style:style>
    <style:style style:name="P10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11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size-complex="10.5pt"/>
    </style:style>
    <style:style style:name="P16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7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ＭＳ ゴシック" fo:font-size="10.5pt" style:text-underline-style="solid" style:text-underline-width="auto" style:text-underline-color="font-color" officeooo:paragraph-rsid="0006f5b1" style:font-name-asian="ＭＳ ゴシック" style:font-size-asian="10.5pt" style:font-size-complex="10.5pt"/>
    </style:style>
    <style:style style:name="P18" style:family="paragraph" style:parent-style-name="Standard" style:master-page-name="Standard">
      <style:paragraph-properties style:line-spacing="0.101cm" style:page-number="auto"/>
      <style:text-properties style:font-name="HGｺﾞｼｯｸE" fo:font-size="11pt" style:font-name-asian="HGｺﾞｼｯｸE" style:font-size-asian="11pt" style:font-size-complex="11pt"/>
    </style:style>
    <style:style style:name="P19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ＭＳ ゴシック" fo:font-size="10.5pt" officeooo:paragraph-rsid="00085065" style:font-name-asian="ＭＳ ゴシック" style:font-size-asian="10.5pt" style:font-size-complex="10.5pt"/>
    </style:style>
    <style:style style:name="P20" style:family="paragraph" style:parent-style-name="Standard">
      <style:paragraph-properties fo:text-align="center" style:justify-single-word="false"/>
      <style:text-properties style:font-name="ＭＳ ゴシック" fo:font-size="10.5pt" style:font-name-asian="ＭＳ 明朝1" style:font-size-asian="10.5pt" style:language-asian="ja" style:country-asian="JP" style:font-size-complex="10.5pt"/>
    </style:style>
    <style:style style:name="P21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ＭＳ ゴシック" fo:font-size="10.5pt" officeooo:paragraph-rsid="000e2339" style:font-name-asian="ＭＳ 明朝1" style:font-size-asian="10.5pt" style:language-asian="ja" style:country-asian="JP" style:font-size-complex="10.5pt"/>
    </style:style>
    <style:style style:name="P22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23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ＭＳ 明朝1" officeooo:paragraph-rsid="00085065" style:font-name-asian="ＭＳ 明朝1"/>
    </style:style>
    <style:style style:name="P24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ＭＳ 明朝1" fo:font-size="10.5pt" officeooo:paragraph-rsid="00085065" style:font-name-asian="ＭＳ 明朝1" style:font-size-asian="10.5pt" style:font-size-complex="10.5pt"/>
    </style:style>
    <style:style style:name="P25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officeooo:paragraph-rsid="00085065"/>
    </style:style>
    <style:style style:name="P26" style:family="paragraph">
      <style:paragraph-properties fo:margin-top="0cm" fo:margin-bottom="0cm" fo:line-height="100%" fo:text-align="center"/>
    </style:style>
    <style:style style:name="P27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ae629" style:language-asian="ja" style:country-asian="JP"/>
    </style:style>
    <style:style style:name="T3" style:family="text">
      <style:text-properties style:font-name-asian="ＭＳ ゴシック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ＭＳ 明朝1" fo:font-size="10.5pt" style:font-name-asian="ＭＳ 明朝1" style:font-size-asian="10.5pt" style:font-size-complex="10.5pt"/>
    </style:style>
    <style:style style:name="T6" style:family="text">
      <style:text-properties style:font-name="ＭＳ 明朝1" fo:font-size="10.5pt" officeooo:rsid="00085065" style:font-name-asian="ＭＳ 明朝1" style:font-size-asian="10.5pt" style:font-size-complex="10.5pt"/>
    </style:style>
    <style:style style:name="T7" style:family="text">
      <style:text-properties officeooo:rsid="0008e7f5"/>
    </style:style>
    <style:style style:name="T8" style:family="text">
      <style:text-properties officeooo:rsid="000ae629"/>
    </style:style>
    <style:style style:name="T9" style:family="text">
      <style:text-properties fo:color="#000000" style:font-name="IPAMincho" style:font-name-asian="IPAMincho" style:font-name-complex="IPAMincho"/>
    </style:style>
    <style:style style:name="T10" style:family="text">
      <style:text-properties officeooo:rsid="000baac7"/>
    </style:style>
    <style:style style:name="T11" style:family="text">
      <style:text-properties style:font-name-asian="HG丸ｺﾞｼｯｸM-PRO"/>
    </style:style>
    <style:style style:name="T12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text:anchor-type="paragraph" draw:z-index="0" draw:style-name="gr1" draw:text-style-name="P27" svg:width="2.386cm" svg:height="1.592cm" draw:transform="rotate (0.523598775598299) translate (12.7582083333333cm 0.146402777777778cm)"><draw:text-box><text:p text:style-name="P26"><text:span text:style-name="T11"/></text:p><text:p text:style-name="P26"><text:span text:style-name="T12">無料</text:span></text:p></draw:text-box></draw:frame><text:tab/>便利で、簡単！誰もが使えるOpenOffice.org</text:p>
      <text:p text:style-name="P10"><text:tab/>　OpenOffice.org講習会(入門編)</text:p>
      <text:p text:style-name="P11"><text:tab/>　　　表計算ソフト　〜<text:span text:style-name="T8">Calc</text:span>〜</text:p>
      <text:p text:style-name="P3"/>
      <text:p text:style-name="P3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3">　そこで、県内でOpenOffice.orgのサポートサービスをされている株式会社マツケイから講師をお招きして、OpenOffice.orgの使い方をわかりやすく学ぶ講習会を開催しています。</text:p>
      <text:p text:style-name="P3">　この講習会は「Writer」「Calc」「Impress」の順に開催しています。今回は<text:span text:style-name="T10">表計算</text:span>ソフト<text:span text:style-name="T1">「</text:span><text:span text:style-name="T2">Calc</text:span><text:span text:style-name="T1">」の講習会を行ないます。</text:span></text:p>
      <text:p text:style-name="P3">　みなさまのご参加をお待ちしています。</text:p>
      <text:p text:style-name="P3"/>
      <text:p text:style-name="P4">記</text:p>
      <text:p text:style-name="P3"/>
      <text:p text:style-name="P5">　日　時<text:tab/>１日目　平成２５年　<text:span text:style-name="T8">６</text:span>月１９日（水）　１８：３０〜２０：００</text:p>
      <text:p text:style-name="P5"><text:tab/>２日目　平成２５年　６月２６日（水）　１８：３０〜２０：００</text:p>
      <text:p text:style-name="P5"><text:tab/>※１日目と２日目の両方で一つの内容となっています。</text:p>
      <text:p text:style-name="P5">　場　所<text:tab/>松江テルサ別館２階　オープンソースラボ</text:p>
      <text:p text:style-name="P8">　内　容<text:tab/>「Calcの概要」</text:p>
      <text:p text:style-name="P8"><text:tab/><text:span text:style-name="T9">基本操作、行・列の操作、表の操作、複数セルの結合、外枠の設定、計算式と関数、</text:span></text:p>
      <text:p text:style-name="P8"><text:tab/><text:span text:style-name="T9">グラフ、フィルタ、並べ替え、印刷</text:span></text:p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>　参加費<text:tab/>無料</text:p>
      <text:p text:style-name="P5">　定　員<text:tab/>２０名</text:p>
      <text:p text:style-name="P5">　講　師<text:tab/>株式会社マツケイ　伊藤　葉子氏</text:p>
      <text:p text:style-name="P5">　主　催<text:tab/>しまねOSS協議会</text:p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6"><text:tab/>（２）この講習はOpenOffice.org3.1以上を対象としております。</text:p>
      <text:p text:style-name="P17">ご持参頂くパソコンにはあらかじめOpenOffice.org3.1以上をインストールしてください。</text:p>
      <text:p text:style-name="P5"/>
      <text:p text:style-name="P5">【<text:span text:style-name="T3">申込み方法】</text:span></text:p>
      <text:list xml:id="list4629509850869305756" text:style-name="L1">
        <text:list-item>
          <text:p text:style-name="P19">インターネットでお申し込み</text:p>
          <text:p text:style-name="P23"><text:span text:style-name="T4">しまねOSS協議会ウェブサイトの「</text:span>OpenOffice.org習会の申しみはこちらから！」というリンクをたどってお申し込みください。</text:p>
          <text:p text:style-name="P24">【しまねOSS協議会ウェブサイトURL】http://www.shimane-oss.org/</text:p>
        </text:list-item>
        <text:list-item>
          <text:p text:style-name="P19">電子メールでお申し込み</text:p>
          <text:p text:style-name="P25"><text:span text:style-name="T5">お名前（ふりがな）、ご連絡先電話番号、メールアドレス、パソコン貸出の必要／不要をご記入の上、info@shimane-oss.org </text:span><text:span text:style-name="T6">へメールをお送りください。</text:span></text:p>
        </text:list-item>
        <text:list-item>
          <text:p text:style-name="P19">FAXでお申し込み</text:p>
          <text:p text:style-name="P24">別紙のお申込書にご記入の上、以下のFAX番号までお送りください。</text:p>
          <text:p text:style-name="P24">【ＦＡＸ番号】０８５２−２８−９３９８</text:p>
        </text:list-item>
      </text:list>
      <text:p text:style-name="P1"/>
      <text:p text:style-name="P1">【お問い合わせ】</text:p>
      <text:p text:style-name="P5"><text:s text:c="2"/>しまねOSS協議会事務局<text:span text:style-name="T7">（(</text:span>株<text:span text:style-name="T7">)</text:span>ネットワーク応用通信研究所内）</text:p>
      <text:p text:style-name="P7"><text:s text:c="4"/>メール：info@shimane-oss.org</text:p>
      <text:p text:style-name="P7"><text:s text:c="4"/>電話：０８５２−２８−９２９８／FAX：０８５２−２８−９３９８</text:p>
      <text:p text:style-name="P16">[別紙]</text:p>
      <text:p text:style-name="P2">しまねOSS協議会　事務局　行き</text:p>
      <text:p text:style-name="P2"/>
      <text:p text:style-name="P2"/>
      <text:p text:style-name="P12">OpenOffice.org講習会(入門編)</text:p>
      <text:p text:style-name="P12">表計算ソフト　〜Calc〜</text:p>
      <text:p text:style-name="P12"/>
      <text:p text:style-name="P22">参加申込書</text:p>
      <text:p text:style-name="P20"/>
      <text:p text:style-name="P9"><text:tab/>日時<text:tab/>１日目:平成２５年<text:span text:style-name="T8">６</text:span>月１９日（水）１８：３０〜２０：００</text:p>
      <text:p text:style-name="P21"><text:tab/><text:tab/><text:tab/>２日目:平成２５年６月２６日（水）１８：３０〜２０：００</text:p>
      <text:p text:style-name="P2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5">お名前</text:p>
          </table:table-cell>
          <table:table-cell table:style-name="表1.B1" office:value-type="string">
            <text:p text:style-name="P14"/>
          </table:table-cell>
        </table:table-row>
        <table:table-row table:style-name="表1.1">
          <table:table-cell table:style-name="表1.A2" office:value-type="string">
            <text:p text:style-name="P15">お名前(ふりがな)</text:p>
          </table:table-cell>
          <table:table-cell table:style-name="表1.B2" office:value-type="string">
            <text:p text:style-name="P14"/>
          </table:table-cell>
        </table:table-row>
        <table:table-row table:style-name="表1.1">
          <table:table-cell table:style-name="表1.A2" office:value-type="string">
            <text:p text:style-name="P15">ご連絡先(電話番号)</text:p>
          </table:table-cell>
          <table:table-cell table:style-name="表1.B2" office:value-type="string">
            <text:p text:style-name="P14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5">メールアドレス</text:p>
          </table:table-cell>
          <table:table-cell table:style-name="表1.B2" office:value-type="string">
            <text:p text:style-name="P14"/>
          </table:table-cell>
        </table:table-row>
        <table:table-row table:style-name="表1.1">
          <table:table-cell table:style-name="表1.A2" office:value-type="string">
            <text:p text:style-name="P15">パソコン貸出</text:p>
          </table:table-cell>
          <table:table-cell table:style-name="表1.B2" office:value-type="string">
            <text:p text:style-name="P15">必要　　・　　不要</text:p>
          </table:table-cell>
        </table:table-row>
      </table:table>
      <text:p text:style-name="P2"/>
      <text:p text:style-name="P2"/>
      <text:p text:style-name="P2">＊　本講習会への申込書に記載された内容は、講習会の開催に関連することにおいてのみ使用し、</text:p>
      <text:p text:style-name="P2">　　それ以外の目的には一切使用致しません。</text:p>
      <text:p text:style-name="P2"/>
      <text:p text:style-name="P13"><text:a xlink:type="simple" xlink:href="http://os4openoffice.doorkeeper.jp/events/22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4H50M58S</meta:editing-duration>
    <meta:editing-cycles>42</meta:editing-cycles>
    <meta:generator>LibreOffice/4.0.2.2$MacOSX_x86 LibreOffice_project/4c82dcdd6efcd48b1d8bba66bfe1989deee49c3</meta:generator>
    <dc:date>2013-04-23T09:57:17</dc:date>
    <meta:document-statistic meta:table-count="1" meta:image-count="0" meta:object-count="0" meta:page-count="2" meta:paragraph-count="54" meta:word-count="1129" meta:character-count="1481" meta:non-whitespace-character-count="1381"/>
    <meta:template xlink:type="simple" xlink:actuate="onRequest" xlink:title="無題" xlink:href="../無題.ott" meta:date="2010-03-20T17:29:56"/>
  </office:meta>
</office:document-meta>
</file>